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Course Name</text:p>
          </table:table-cell>
          <table:table-cell table:style-name="ce1" office:value-type="string" calcext:value-type="string">
            <text:p>Course Content</text:p>
          </table:table-cell>
          <table:table-cell table:style-name="ce1" office:value-type="string" calcext:value-type="string">
            <text:p>RegisterNow</text:p>
          </table:table-cell>
        </table:table-row>
        <table:table-row table:style-name="ro2">
          <table:table-cell office:value-type="string" calcext:value-type="string">
            <text:p>Hadoop</text:p>
          </table:table-cell>
          <table:table-cell office:value-type="string" calcext:value-type="string">
            <text:p><text:a xlink:href="https://nareshit.in/hadoop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<text:a xlink:href="https://nareshit.in/data-science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<text:a xlink:href="https://nareshit.in/aws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DevOps</text:p>
          </table:table-cell>
          <table:table-cell office:value-type="string" calcext:value-type="string">
            <text:p><text:a xlink:href="https://nareshit.in/devops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Salesforce</text:p>
          </table:table-cell>
          <table:table-cell office:value-type="string" calcext:value-type="string">
            <text:p><text:a xlink:href="https://nareshit.in/salesforce-crm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Python</text:p>
          </table:table-cell>
          <table:table-cell office:value-type="string" calcext:value-type="string">
            <text:p><text:a xlink:href="https://nareshit.in/python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Selenium</text:p>
          </table:table-cell>
          <table:table-cell office:value-type="string" calcext:value-type="string">
            <text:p><text:a xlink:href="https://nareshit.in/selenium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1">
          <table:table-cell office:value-type="string" calcext:value-type="string">
            <text:p>Advanced Java</text:p>
          </table:table-cell>
          <table:table-cell office:value-type="string" calcext:value-type="string">
            <text:p><text:a xlink:href="https://nareshit.in/advanced-java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Hibernate</text:p>
          </table:table-cell>
          <table:table-cell office:value-type="string" calcext:value-type="string">
            <text:p><text:a xlink:href="https://nareshit.in/hibernate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Core Java</text:p>
          </table:table-cell>
          <table:table-cell office:value-type="string" calcext:value-type="string">
            <text:p><text:a xlink:href="https://nareshit.in/core-java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<text:a xlink:href="https://nareshit.in/spring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C Language</text:p>
          </table:table-cell>
          <table:table-cell office:value-type="string" calcext:value-type="string">
            <text:p><text:a xlink:href="https://nareshit.in/c-language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C#.NET</text:p>
          </table:table-cell>
          <table:table-cell office:value-type="string" calcext:value-type="string">
            <text:p><text:a xlink:href="https://nareshit.in/c-net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SP.NET</text:p>
          </table:table-cell>
          <table:table-cell office:value-type="string" calcext:value-type="string">
            <text:p><text:a xlink:href="https://nareshit.in/asp-net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SQL Server</text:p>
          </table:table-cell>
          <table:table-cell office:value-type="string" calcext:value-type="string">
            <text:p><text:a xlink:href="https://nareshit.in/sql-server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<text:a xlink:href="https://nareshit.in/oracle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C++</text:p>
          </table:table-cell>
          <table:table-cell office:value-type="string" calcext:value-type="string">
            <text:p><text:a xlink:href="https://nareshit.in/cpp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ndroid</text:p>
          </table:table-cell>
          <table:table-cell office:value-type="string" calcext:value-type="string">
            <text:p><text:a xlink:href="https://nareshit.in/android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iPhone</text:p>
          </table:table-cell>
          <table:table-cell office:value-type="string" calcext:value-type="string">
            <text:p><text:a xlink:href="https://nareshit.in/iphone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IoT</text:p>
          </table:table-cell>
          <table:table-cell office:value-type="string" calcext:value-type="string">
            <text:p><text:a xlink:href="https://nareshit.in/iot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RPA</text:p>
          </table:table-cell>
          <table:table-cell office:value-type="string" calcext:value-type="string">
            <text:p><text:a xlink:href="https://nareshit.in/rpa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1">
          <table:table-cell office:value-type="string" calcext:value-type="string">
            <text:p>Automation Anywhere</text:p>
          </table:table-cell>
          <table:table-cell office:value-type="string" calcext:value-type="string">
            <text:p><text:a xlink:href="https://nareshit.in/automation-anywhere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Blue Prism</text:p>
          </table:table-cell>
          <table:table-cell office:value-type="string" calcext:value-type="string">
            <text:p><text:a xlink:href="https://nareshit.in/blue-prism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Spring Boot</text:p>
          </table:table-cell>
          <table:table-cell office:value-type="string" calcext:value-type="string">
            <text:p><text:a xlink:href="https://nareshit.in/spring-boot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CRT</text:p>
          </table:table-cell>
          <table:table-cell office:value-type="string" calcext:value-type="string">
            <text:p><text:a xlink:href="https://nareshit.in/crt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Unix/Linux</text:p>
          </table:table-cell>
          <table:table-cell office:value-type="string" calcext:value-type="string">
            <text:p><text:a xlink:href="https://nareshit.in/unix-linux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1">
          <table:table-cell office:value-type="string" calcext:value-type="string">
            <text:p>Digital Marketing</text:p>
          </table:table-cell>
          <table:table-cell office:value-type="string" calcext:value-type="string">
            <text:p><text:a xlink:href="https://nareshit.in/digital-marketing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ReactJS</text:p>
          </table:table-cell>
          <table:table-cell office:value-type="string" calcext:value-type="string">
            <text:p><text:a xlink:href="https://nareshit.in/reactjs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1">
          <table:table-cell office:value-type="string" calcext:value-type="string">
            <text:p>PHP with MySQL</text:p>
          </table:table-cell>
          <table:table-cell office:value-type="string" calcext:value-type="string">
            <text:p><text:a xlink:href="https://nareshit.in/php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1">
          <table:table-cell office:value-type="string" calcext:value-type="string">
            <text:p>ASP.NET MVC</text:p>
          </table:table-cell>
          <table:table-cell office:value-type="string" calcext:value-type="string">
            <text:p><text:a xlink:href="https://nareshit.in/asp-net-mvc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Data Structure</text:p>
          </table:table-cell>
          <table:table-cell office:value-type="string" calcext:value-type="string">
            <text:p><text:a xlink:href="https://nareshit.in/data-structure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Java Training</text:p>
          </table:table-cell>
          <table:table-cell office:value-type="string" calcext:value-type="string">
            <text:p><text:a xlink:href="https://nareshit.in/java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Web Services</text:p>
          </table:table-cell>
          <table:table-cell office:value-type="string" calcext:value-type="string">
            <text:p><text:a xlink:href="https://nareshit.in/web-services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Struts</text:p>
          </table:table-cell>
          <table:table-cell office:value-type="string" calcext:value-type="string">
            <text:p><text:a xlink:href="https://nareshit.in/struts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XML</text:p>
          </table:table-cell>
          <table:table-cell office:value-type="string" calcext:value-type="string">
            <text:p><text:a xlink:href="https://nareshit.in/xml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<text:a xlink:href="https://nareshit.in/jquery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UI UX</text:p>
          </table:table-cell>
          <table:table-cell office:value-type="string" calcext:value-type="string">
            <text:p><text:a xlink:href="https://nareshit.in/ui-ux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1">
          <table:table-cell office:value-type="string" calcext:value-type="string">
            <text:p>Ui Technologies</text:p>
          </table:table-cell>
          <table:table-cell office:value-type="string" calcext:value-type="string">
            <text:p><text:a xlink:href="https://nareshit.in/ui-technologies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ngularJS</text:p>
          </table:table-cell>
          <table:table-cell office:value-type="string" calcext:value-type="string">
            <text:p><text:a xlink:href="https://nareshit.in/angularjs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ngular2</text:p>
          </table:table-cell>
          <table:table-cell office:value-type="string" calcext:value-type="string">
            <text:p><text:a xlink:href="https://nareshit.in/angular-2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ngular4</text:p>
          </table:table-cell>
          <table:table-cell office:value-type="string" calcext:value-type="string">
            <text:p><text:a xlink:href="https://nareshit.in/angular-4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ngular6</text:p>
          </table:table-cell>
          <table:table-cell office:value-type="string" calcext:value-type="string">
            <text:p><text:a xlink:href="https://nareshit.in/angular-6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ngular7</text:p>
          </table:table-cell>
          <table:table-cell office:value-type="string" calcext:value-type="string">
            <text:p><text:a xlink:href="https://nareshit.in/angular-7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HTML5 CSS3</text:p>
          </table:table-cell>
          <table:table-cell office:value-type="string" calcext:value-type="string">
            <text:p><text:a xlink:href="https://nareshit.in/html5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1">
          <table:table-cell office:value-type="string" calcext:value-type="string">
            <text:p>Artificial Intelligence</text:p>
          </table:table-cell>
          <table:table-cell office:value-type="string" calcext:value-type="string">
            <text:p><text:a xlink:href="https://nareshit.in/artificial-intelligence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Apache Spark</text:p>
          </table:table-cell>
          <table:table-cell office:value-type="string" calcext:value-type="string">
            <text:p><text:a xlink:href="https://nareshit.in/apache-spark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Blockchain</text:p>
          </table:table-cell>
          <table:table-cell office:value-type="string" calcext:value-type="string">
            <text:p><text:a xlink:href="https://nareshit.in/blockchain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1">
          <table:table-cell office:value-type="string" calcext:value-type="string">
            <text:p>HTML/JavaScript</text:p>
          </table:table-cell>
          <table:table-cell office:value-type="string" calcext:value-type="string">
            <text:p><text:a xlink:href="https://nareshit.in/html-javascript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  <table:table-row table:style-name="ro2">
          <table:table-cell office:value-type="string" calcext:value-type="string">
            <text:p>NodeJS</text:p>
          </table:table-cell>
          <table:table-cell office:value-type="string" calcext:value-type="string">
            <text:p><text:a xlink:href="https://nareshit.in/nodejs-training/" xlink:type="simple">View Course</text:a></text:p>
          </table:table-cell>
          <table:table-cell office:value-type="string" calcext:value-type="string">
            <text:p><text:a xlink:href="https://nareshit.in/registration-form/" xlink:type="simple">SignUp !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1:03:09.790640069</meta:creation-date>
    <dc:date>2019-01-03T21:07:57.193282162</dc:date>
    <meta:editing-duration>PT4M47S</meta:editing-duration>
    <meta:editing-cycles>1</meta:editing-cycles>
    <meta:document-statistic meta:table-count="1" meta:cell-count="150" meta:object-count="0"/>
    <meta:generator>LibreOffice/6.1.2.1$Linux_X86_64 LibreOffice_project/10$Build-1</meta:generator>
  </office:meta>
</office:document-meta>
</file>